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4096F484FE.png" manifest:media-type="image/png"/>
  <manifest:file-entry manifest:full-path="Pictures/10000001000003260000023918119CC6.png" manifest:media-type="image/png"/>
  <manifest:file-entry manifest:full-path="Pictures/100000010000020A00000148CA9D496F.png" manifest:media-type="image/png"/>
  <manifest:file-entry manifest:full-path="Pictures/1000000100000237000000E578FF5D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3.94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63cm" fo:min-width="0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0cm" loext:decorative="false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1.02cm" fo:min-width="2.0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textarea-vertical-align="middle" draw:auto-grow-height="false" fo:min-height="0.05cm" fo:min-width="0cm" fo:wrap-option="wrap" loext:decorative="false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1.172cm" fo:min-width="0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4.93cm" fo:min-width="0cm" loext:decorative="false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6.151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43cm" loext:decorative="false"/>
      <style:paragraph-properties style:writing-mode="lr-tb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.863cm" fo:min-width="0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2.29cm" fo:min-width="0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4.881cm" fo:min-width="0cm" loext:decorative="false"/>
    </style:style>
    <style:style style:name="gr18" style:family="graphic" style:parent-style-name="standard">
      <style:graphic-properties draw:stroke="none" draw:textarea-horizontal-align="justify" draw:textarea-vertical-align="middle" draw:auto-grow-height="false" fo:min-height="3.128cm" fo:min-width="0cm" loext:decorative="false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1.147cm" fo:min-width="0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486cm" svg:height="2.215cm" svg:x="6.35cm" svg:y="1.27cm">
          <draw:image xlink:href="Pictures/1000000100000237000000E578FF5DAC.png" xlink:type="simple" xlink:show="embed" xlink:actuate="onLoad" draw:mime-type="image/png">
            <text:p/>
          </draw:image>
        </draw:frame>
        <draw:frame draw:style-name="gr1" draw:text-style-name="P1" draw:layer="layout" svg:width="4.89cm" svg:height="3.072cm" svg:x="14.16cm" svg:y="0.738cm">
          <draw:image xlink:href="Pictures/100000010000020A00000148CA9D496F.png" xlink:type="simple" xlink:show="embed" xlink:actuate="onLoad" draw:mime-type="image/png">
            <text:p/>
          </draw:image>
        </draw:frame>
        <draw:frame draw:style-name="gr1" draw:text-style-name="P1" draw:layer="layout" svg:width="12.065cm" svg:height="8.518cm" svg:x="14.605cm" svg:y="6.087cm">
          <draw:image xlink:href="Pictures/10000001000003260000023918119CC6.png" xlink:type="simple" xlink:show="embed" xlink:actuate="onLoad" draw:mime-type="image/png">
            <text:p/>
          </draw:image>
        </draw:frame>
        <draw:g draw:style-name="gr2">
          <draw:custom-shape draw:style-name="gr3" draw:text-style-name="P1" draw:layer="layout" svg:width="4.445cm" svg:height="1.905cm" svg:x="7.62cm" svg:y="5.71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81cm" svg:height="1.673cm" svg:x="8.055cm" svg:y="6.147cm">
            <draw:text-box>
              <text:p>command</text:p>
            </draw:text-box>
          </draw:frame>
        </draw:g>
        <draw:custom-shape draw:style-name="gr5" draw:text-style-name="P1" draw:layer="layout" svg:width="0.635cm" svg:height="1.27cm" svg:x="1.905cm" svg:y="5.0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33cm" svg:height="2.54cm" svg:x="3.175cm" svg:y="6.9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3cm" svg:height="2.54cm" draw:transform="rotate (-1.5707963267949) translate (3.658cm 13.15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1.27cm" draw:transform="rotate (-1.5707963267949) translate (3.175cm 10.16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2">
          <draw:custom-shape draw:style-name="gr7" draw:text-style-name="P3" draw:layer="layout" svg:width="2.54cm" svg:height="1.27cm" svg:x="1.271cm" svg:y="2.54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2.232cm" svg:height="0.962cm" svg:x="1.479cm" svg:y="2.649cm">
            <draw:text-box>
              <text:p>stdout</text:p>
            </draw:text-box>
          </draw:frame>
        </draw:g>
        <draw:g draw:style-name="gr2">
          <draw:custom-shape draw:style-name="gr7" draw:text-style-name="P3" draw:layer="layout" svg:width="2.54cm" svg:height="1.27cm" svg:x="4.445cm" svg:y="7.6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1.843cm" svg:height="0.962cm" svg:x="4.802cm" svg:y="7.728cm">
            <draw:text-box>
              <text:p>stdin</text:p>
            </draw:text-box>
          </draw:frame>
        </draw:g>
        <draw:frame draw:style-name="gr1" draw:text-style-name="P1" draw:layer="layout" svg:width="1.692cm" svg:height="1.692cm" svg:x="8.255cm" svg:y="9.103cm">
          <draw:image xlink:href="Pictures/10000001000000400000004096F484FE.png" xlink:type="simple" xlink:show="embed" xlink:actuate="onLoad" draw:mime-type="image/png">
            <text:p/>
          </draw:image>
        </draw:frame>
        <draw:custom-shape draw:style-name="gr5" draw:text-style-name="P1" draw:layer="layout" svg:width="0.635cm" svg:height="1.27cm" draw:transform="rotate (1.5707963267949) translate (6.35cm 12.6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5.486cm" svg:height="2.215cm" svg:x="5.944cm" svg:y="1.27cm">
          <draw:image xlink:href="Pictures/1000000100000237000000E578FF5DAC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8.966cm" svg:x="6.35cm" svg:y="5.639cm">
          <draw:image xlink:href="Pictures/10000001000003260000023918119CC6.png" xlink:type="simple" xlink:show="embed" xlink:actuate="onLoad" draw:mime-type="image/png">
            <text:p/>
          </draw:image>
        </draw:frame>
        <draw:frame draw:style-name="gr1" draw:text-style-name="P1" draw:layer="layout" svg:width="4.445cm" svg:height="2.792cm" svg:x="14.505cm" svg:y="0.918cm">
          <draw:image xlink:href="Pictures/100000010000020A00000148CA9D496F.png" xlink:type="simple" xlink:show="embed" xlink:actuate="onLoad" draw:mime-type="image/png">
            <text:p/>
          </draw:image>
        </draw:frame>
        <draw:g draw:style-name="gr2">
          <draw:custom-shape draw:style-name="gr3" draw:text-style-name="P1" draw:layer="layout" svg:width="4.445cm" svg:height="1.905cm" svg:x="10.36cm" svg:y="9.0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81cm" svg:height="1.673cm" svg:x="10.795cm" svg:y="9.522cm">
            <draw:text-box>
              <text:p>command</text:p>
            </draw:text-box>
          </draw:frame>
        </draw:g>
        <draw:custom-shape draw:style-name="gr10" draw:text-style-name="P1" draw:layer="layout" svg:width="0.001cm" svg:height="1.27cm" svg:x="8.889cm" svg:y="6.985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" draw:text-style-name="P1" draw:layer="layout" svg:width="0.635cm" svg:height="1.27cm" draw:transform="rotate (-1.5707963267949) translate (10.26cm 9.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33cm" svg:height="1.422cm" draw:transform="rotate (-1.5707963267949) translate (16.51cm 9.9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3cm" svg:height="5.18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3cm" svg:height="6.401cm" svg:x="8.763cm" svg:y="3.8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114cm" svg:height="0.962cm" svg:x="7.046cm" svg:y="0.308cm">
          <draw:text-box>
            <text:p>keyboard</text:p>
          </draw:text-box>
        </draw:frame>
        <draw:frame draw:style-name="gr8" draw:text-style-name="P2" draw:layer="layout" svg:width="2.479cm" svg:height="0.962cm" svg:x="15.301cm" svg:y="0.1cm">
          <draw:text-box>
            <text:p>display</text:p>
          </draw:text-box>
        </draw:frame>
        <draw:g draw:style-name="gr2">
          <draw:custom-shape draw:style-name="gr7" draw:text-style-name="P3" draw:layer="layout" svg:width="2.54cm" svg:height="1.27cm" svg:x="17.34cm" svg:y="8.9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2.232cm" svg:height="0.962cm" svg:x="17.548cm" svg:y="9.098cm">
            <draw:text-box>
              <text:p>stdout</text:p>
            </draw:text-box>
          </draw:frame>
        </draw:g>
        <draw:g draw:style-name="gr2">
          <draw:custom-shape draw:style-name="gr7" draw:text-style-name="P3" draw:layer="layout" svg:width="2.54cm" svg:height="1.27cm" svg:x="5.715cm" svg:y="8.8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" draw:layer="layout" svg:width="1.843cm" svg:height="0.962cm" svg:x="6.072cm" svg:y="8.998cm">
            <draw:text-box>
              <text:p>stdin</text:p>
            </draw:text-box>
          </draw:frame>
        </draw:g>
        <draw:custom-shape draw:style-name="gr15" draw:text-style-name="P1" draw:layer="layout" svg:width="0.635cm" svg:height="1.27cm" draw:transform="rotate (-1.5707963267949) translate (19.655cm 4.6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3cm" svg:height="2.54cm" draw:transform="rotate (-1.5707963267949) translate (19.05cm 4.845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92cm" svg:height="1.692cm" svg:x="19.685cm" svg:y="4.023cm">
          <draw:image xlink:href="Pictures/10000001000000400000004096F484F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5.486cm" svg:height="2.215cm" svg:x="5.944cm" svg:y="1.27cm">
          <draw:image xlink:href="Pictures/1000000100000237000000E578FF5DAC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8.966cm" svg:x="6.35cm" svg:y="5.639cm">
          <draw:image xlink:href="Pictures/10000001000003260000023918119CC6.png" xlink:type="simple" xlink:show="embed" xlink:actuate="onLoad" draw:mime-type="image/png">
            <text:p/>
          </draw:image>
        </draw:frame>
        <draw:frame draw:style-name="gr1" draw:text-style-name="P1" draw:layer="layout" svg:width="4.445cm" svg:height="2.792cm" svg:x="14.505cm" svg:y="0.918cm">
          <draw:image xlink:href="Pictures/100000010000020A00000148CA9D496F.png" xlink:type="simple" xlink:show="embed" xlink:actuate="onLoad" draw:mime-type="image/png">
            <text:p/>
          </draw:image>
        </draw:frame>
        <draw:g draw:style-name="gr2">
          <draw:custom-shape draw:style-name="gr3" draw:text-style-name="P1" draw:layer="layout" svg:width="4.445cm" svg:height="1.905cm" svg:x="10.36cm" svg:y="9.0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81cm" svg:height="1.673cm" svg:x="10.795cm" svg:y="9.522cm">
            <draw:text-box>
              <text:p>command</text:p>
            </draw:text-box>
          </draw:frame>
        </draw:g>
        <draw:custom-shape draw:style-name="gr10" draw:text-style-name="P1" draw:layer="layout" svg:width="0.001cm" svg:height="1.27cm" svg:x="8.889cm" svg:y="6.985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" draw:text-style-name="P1" draw:layer="layout" svg:width="0.635cm" svg:height="1.27cm" draw:transform="rotate (-1.5707963267949) translate (10.26cm 9.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33cm" svg:height="1.422cm" draw:transform="rotate (-1.5707963267949) translate (16.51cm 9.9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3cm" svg:height="5.18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3cm" svg:height="5.131cm" svg:x="8.763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114cm" svg:height="0.962cm" svg:x="7.046cm" svg:y="0.308cm">
          <draw:text-box>
            <text:p>keyboard</text:p>
          </draw:text-box>
        </draw:frame>
        <draw:frame draw:style-name="gr8" draw:text-style-name="P2" draw:layer="layout" svg:width="2.479cm" svg:height="0.962cm" svg:x="15.301cm" svg:y="0.1cm">
          <draw:text-box>
            <text:p>display</text:p>
          </draw:text-box>
        </draw:frame>
        <draw:g draw:style-name="gr2">
          <draw:custom-shape draw:style-name="gr7" draw:text-style-name="P3" draw:layer="layout" svg:width="2.54cm" svg:height="1.27cm" svg:x="17.34cm" svg:y="8.9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2.232cm" svg:height="0.962cm" svg:x="17.548cm" svg:y="9.098cm">
            <draw:text-box>
              <text:p>stdout</text:p>
            </draw:text-box>
          </draw:frame>
        </draw:g>
        <draw:g draw:style-name="gr2">
          <draw:custom-shape draw:style-name="gr7" draw:text-style-name="P3" draw:layer="layout" svg:width="2.54cm" svg:height="1.27cm" svg:x="5.715cm" svg:y="8.8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" draw:layer="layout" svg:width="1.843cm" svg:height="0.962cm" svg:x="6.072cm" svg:y="8.998cm">
            <draw:text-box>
              <text:p>stdin</text:p>
            </draw:text-box>
          </draw:frame>
        </draw:g>
        <draw:custom-shape draw:style-name="gr18" draw:text-style-name="P1" draw:layer="layout" svg:width="0.33cm" svg:height="3.378cm" draw:transform="rotate (-1.5707963267949) translate (9.093cm 4.88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92cm" svg:height="1.692cm" svg:x="3.81cm" svg:y="4.023cm">
          <draw:image xlink:href="Pictures/10000001000000400000004096F484FE.png" xlink:type="simple" xlink:show="embed" xlink:actuate="onLoad" draw:mime-type="image/png">
            <text:p/>
          </draw:image>
        </draw:frame>
        <draw:custom-shape draw:style-name="gr15" draw:text-style-name="P1" draw:layer="layout" svg:width="0.635cm" svg:height="1.27cm" draw:transform="rotate (-1.5707963267949) translate (19.656cm 4.6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3cm" svg:height="2.54cm" draw:transform="rotate (-1.5707963267949) translate (19.051cm 4.845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92cm" svg:height="1.692cm" svg:x="19.685cm" svg:y="4.023cm">
          <draw:image xlink:href="Pictures/10000001000000400000004096F484FE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5.486cm" svg:height="2.215cm" svg:x="5.944cm" svg:y="1.27cm">
          <draw:image xlink:href="Pictures/1000000100000237000000E578FF5DAC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8.966cm" svg:x="6.35cm" svg:y="5.639cm">
          <draw:image xlink:href="Pictures/10000001000003260000023918119CC6.png" xlink:type="simple" xlink:show="embed" xlink:actuate="onLoad" draw:mime-type="image/png">
            <text:p/>
          </draw:image>
        </draw:frame>
        <draw:frame draw:style-name="gr1" draw:text-style-name="P1" draw:layer="layout" svg:width="4.445cm" svg:height="2.792cm" svg:x="14.505cm" svg:y="0.918cm">
          <draw:image xlink:href="Pictures/100000010000020A00000148CA9D496F.png" xlink:type="simple" xlink:show="embed" xlink:actuate="onLoad" draw:mime-type="image/png">
            <text:p/>
          </draw:image>
        </draw:frame>
        <draw:g draw:style-name="gr2">
          <draw:custom-shape draw:style-name="gr3" draw:text-style-name="P1" draw:layer="layout" svg:width="4.445cm" svg:height="1.905cm" svg:x="10.36cm" svg:y="9.0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81cm" svg:height="1.673cm" svg:x="10.795cm" svg:y="9.522cm">
            <draw:text-box>
              <text:p>command</text:p>
            </draw:text-box>
          </draw:frame>
        </draw:g>
        <draw:custom-shape draw:style-name="gr10" draw:text-style-name="P1" draw:layer="layout" svg:width="0.001cm" svg:height="1.27cm" svg:x="8.889cm" svg:y="6.985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" draw:text-style-name="P1" draw:layer="layout" svg:width="0.635cm" svg:height="1.27cm" draw:transform="rotate (-1.5707963267949) translate (10.26cm 9.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33cm" svg:height="1.422cm" draw:transform="rotate (-1.5707963267949) translate (16.51cm 9.9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3cm" svg:height="5.18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635cm" svg:height="1.27cm" svg:x="16.358cm" svg:y="3.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33cm" svg:height="6.401cm" svg:x="8.763cm" svg:y="3.8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114cm" svg:height="0.962cm" svg:x="7.046cm" svg:y="0.308cm">
          <draw:text-box>
            <text:p>keyboard</text:p>
          </draw:text-box>
        </draw:frame>
        <draw:frame draw:style-name="gr8" draw:text-style-name="P2" draw:layer="layout" svg:width="2.479cm" svg:height="0.962cm" svg:x="15.301cm" svg:y="0.1cm">
          <draw:text-box>
            <text:p>display</text:p>
          </draw:text-box>
        </draw:frame>
        <draw:g draw:style-name="gr2">
          <draw:custom-shape draw:style-name="gr7" draw:text-style-name="P3" draw:layer="layout" svg:width="2.54cm" svg:height="1.27cm" svg:x="17.34cm" svg:y="8.9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2.232cm" svg:height="0.962cm" svg:x="17.548cm" svg:y="9.098cm">
            <draw:text-box>
              <text:p>stdout</text:p>
            </draw:text-box>
          </draw:frame>
        </draw:g>
        <draw:g draw:style-name="gr2">
          <draw:custom-shape draw:style-name="gr7" draw:text-style-name="P3" draw:layer="layout" svg:width="2.54cm" svg:height="1.27cm" svg:x="5.715cm" svg:y="8.8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" draw:layer="layout" svg:width="1.843cm" svg:height="0.962cm" svg:x="6.072cm" svg:y="8.998cm">
            <draw:text-box>
              <text:p>stdin</text:p>
            </draw:text-box>
          </draw:frame>
        </draw:g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5.486cm" svg:height="2.215cm" svg:x="5.944cm" svg:y="1.27cm">
          <draw:image xlink:href="Pictures/1000000100000237000000E578FF5DAC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8.966cm" svg:x="6.35cm" svg:y="5.639cm">
          <draw:image xlink:href="Pictures/10000001000003260000023918119CC6.png" xlink:type="simple" xlink:show="embed" xlink:actuate="onLoad" draw:mime-type="image/png">
            <text:p/>
          </draw:image>
        </draw:frame>
        <draw:frame draw:style-name="gr1" draw:text-style-name="P1" draw:layer="layout" svg:width="4.445cm" svg:height="2.792cm" svg:x="14.505cm" svg:y="0.918cm">
          <draw:image xlink:href="Pictures/100000010000020A00000148CA9D496F.png" xlink:type="simple" xlink:show="embed" xlink:actuate="onLoad" draw:mime-type="image/png">
            <text:p/>
          </draw:image>
        </draw:frame>
        <draw:g draw:style-name="gr2">
          <draw:custom-shape draw:style-name="gr3" draw:text-style-name="P1" draw:layer="layout" svg:width="4.445cm" svg:height="1.905cm" svg:x="10.36cm" svg:y="9.0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81cm" svg:height="1.673cm" svg:x="10.795cm" svg:y="9.522cm">
            <draw:text-box>
              <text:p>command</text:p>
            </draw:text-box>
          </draw:frame>
        </draw:g>
        <draw:custom-shape draw:style-name="gr10" draw:text-style-name="P1" draw:layer="layout" svg:width="0.001cm" svg:height="1.27cm" svg:x="8.889cm" svg:y="6.985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" draw:text-style-name="P1" draw:layer="layout" svg:width="0.635cm" svg:height="1.27cm" draw:transform="rotate (-1.5707963267949) translate (10.26cm 9.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33cm" svg:height="1.422cm" draw:transform="rotate (-1.5707963267949) translate (16.51cm 9.9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3cm" svg:height="5.18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3cm" svg:height="5.131cm" svg:x="8.763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114cm" svg:height="0.962cm" svg:x="7.046cm" svg:y="0.308cm">
          <draw:text-box>
            <text:p>keyboard</text:p>
          </draw:text-box>
        </draw:frame>
        <draw:frame draw:style-name="gr8" draw:text-style-name="P2" draw:layer="layout" svg:width="2.479cm" svg:height="0.962cm" svg:x="15.301cm" svg:y="0.1cm">
          <draw:text-box>
            <text:p>display</text:p>
          </draw:text-box>
        </draw:frame>
        <draw:g draw:style-name="gr2">
          <draw:custom-shape draw:style-name="gr7" draw:text-style-name="P3" draw:layer="layout" svg:width="2.54cm" svg:height="1.27cm" svg:x="17.34cm" svg:y="8.9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2.232cm" svg:height="0.962cm" svg:x="17.548cm" svg:y="9.098cm">
            <draw:text-box>
              <text:p>stdout</text:p>
            </draw:text-box>
          </draw:frame>
        </draw:g>
        <draw:g draw:style-name="gr2">
          <draw:custom-shape draw:style-name="gr7" draw:text-style-name="P3" draw:layer="layout" svg:width="2.54cm" svg:height="1.27cm" svg:x="5.715cm" svg:y="8.8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" draw:layer="layout" svg:width="1.843cm" svg:height="0.962cm" svg:x="6.072cm" svg:y="8.998cm">
            <draw:text-box>
              <text:p>stdin</text:p>
            </draw:text-box>
          </draw:frame>
        </draw:g>
        <draw:custom-shape draw:style-name="gr18" draw:text-style-name="P1" draw:layer="layout" svg:width="0.33cm" svg:height="3.378cm" draw:transform="rotate (-1.5707963267949) translate (9.093cm 4.88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92cm" svg:height="1.692cm" svg:x="3.81cm" svg:y="4.023cm">
          <draw:image xlink:href="Pictures/10000001000000400000004096F484FE.png" xlink:type="simple" xlink:show="embed" xlink:actuate="onLoad" draw:mime-type="image/png">
            <text:p/>
          </draw:image>
        </draw:frame>
        <draw:custom-shape draw:style-name="gr15" draw:text-style-name="P1" draw:layer="layout" svg:width="0.635cm" svg:height="1.27cm" svg:x="16.358cm" svg:y="4.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9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 draw:style-name="gr2">
          <draw:custom-shape draw:style-name="gr3" draw:text-style-name="P1" draw:layer="layout" svg:width="4.445cm" svg:height="1.905cm" svg:x="7.115cm" svg:y="4.24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.445cm" svg:height="1.673cm" svg:x="7.248cm" svg:y="4.655cm">
            <draw:text-box>
              <text:p>command 1</text:p>
            </draw:text-box>
          </draw:frame>
        </draw:g>
        <draw:g draw:style-name="gr2">
          <draw:custom-shape draw:style-name="gr7" draw:text-style-name="P3" draw:layer="layout" svg:width="2.54cm" svg:height="1.27cm" svg:x="1.905cm" svg:y="4.44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1.843cm" svg:height="0.962cm" svg:x="2.262cm" svg:y="4.553cm">
            <draw:text-box>
              <text:p>stdin</text:p>
            </draw:text-box>
          </draw:frame>
        </draw:g>
        <draw:frame draw:style-name="gr1" draw:text-style-name="P1" draw:layer="layout" svg:width="1.692cm" svg:height="1.692cm" svg:x="14.148cm" svg:y="4.345cm">
          <draw:image xlink:href="Pictures/10000001000000400000004096F484FE.png" xlink:type="simple" xlink:show="embed" xlink:actuate="onLoad" draw:mime-type="image/png">
            <text:p/>
          </draw:image>
        </draw:frame>
        <draw:custom-shape draw:style-name="gr5" draw:text-style-name="P1" draw:layer="layout" svg:width="0.635cm" svg:height="1.27cm" draw:transform="rotate (-1.5707963267949) translate (6.35cm 4.7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635cm" svg:height="1.27cm" draw:transform="rotate (-1.5707963267949) translate (13.37cm 4.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2">
          <draw:custom-shape draw:style-name="gr3" draw:text-style-name="P1" draw:layer="layout" svg:width="4.445cm" svg:height="1.905cm" svg:x="7.15cm" svg:y="7.4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.48cm" svg:height="1.673cm" svg:x="7.385cm" svg:y="7.852cm">
            <draw:text-box>
              <text:p>command 2</text:p>
            </draw:text-box>
          </draw:frame>
        </draw:g>
        <draw:frame draw:style-name="gr1" draw:text-style-name="P1" draw:layer="layout" svg:width="1.692cm" svg:height="1.692cm" svg:x="2.54cm" svg:y="7.62cm">
          <draw:image xlink:href="Pictures/10000001000000400000004096F484FE.png" xlink:type="simple" xlink:show="embed" xlink:actuate="onLoad" draw:mime-type="image/png">
            <text:p/>
          </draw:image>
        </draw:frame>
        <draw:custom-shape draw:style-name="gr5" draw:text-style-name="P1" draw:layer="layout" svg:width="0.635cm" svg:height="1.27cm" draw:transform="rotate (-1.5707963267949) translate (6.385cm 7.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635cm" svg:height="1.27cm" draw:transform="rotate (-1.5707963267949) translate (13.405cm 7.9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5" draw:layer="layout" svg:width="2.084cm" svg:height="1.039cm" svg:x="13.97cm" svg:y="3.071cm">
          <draw:text-box>
            <text:p text:style-name="P1"><text:span text:style-name="T1">temporary</text:span></text:p>
            <text:p text:style-name="P1"><text:span text:style-name="T1">file</text:span></text:p>
          </draw:text-box>
        </draw:frame>
        <draw:frame draw:style-name="gr8" draw:text-style-name="P5" draw:layer="layout" svg:width="2.084cm" svg:height="1.039cm" svg:x="2.361cm" svg:y="9.525cm">
          <draw:text-box>
            <text:p text:style-name="P1"><text:span text:style-name="T1">temporary</text:span></text:p>
            <text:p text:style-name="P1"><text:span text:style-name="T1">file</text:span></text:p>
          </draw:text-box>
        </draw:frame>
        <draw:g draw:style-name="gr2">
          <draw:custom-shape draw:style-name="gr3" draw:text-style-name="P1" draw:layer="layout" svg:width="4.445cm" svg:height="1.905cm" svg:x="5.512cm" svg:y="11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.445cm" svg:height="1.673cm" svg:x="5.645cm" svg:y="11.84cm">
            <draw:text-box>
              <text:p>command 1</text:p>
            </draw:text-box>
          </draw:frame>
        </draw:g>
        <draw:g draw:style-name="gr2">
          <draw:custom-shape draw:style-name="gr3" draw:text-style-name="P1" draw:layer="layout" svg:width="4.445cm" svg:height="1.905cm" svg:x="12.36cm" svg:y="11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.48cm" svg:height="1.673cm" svg:x="12.595cm" svg:y="11.862cm">
            <draw:text-box>
              <text:p>command 2</text:p>
            </draw:text-box>
          </draw:frame>
        </draw:g>
        <draw:custom-shape draw:style-name="gr19" draw:text-style-name="P6" draw:layer="layout" svg:width="0.051cm" svg:height="1.397cm" svg:x="11.109cm" svg:y="11.6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7" draw:text-style-name="P3" draw:layer="layout" svg:width="2.54cm" svg:height="1.27cm" svg:x="0.635cm" svg:y="11.7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1.843cm" svg:height="0.962cm" svg:x="0.992cm" svg:y="11.838cm">
            <draw:text-box>
              <text:p>stdin</text:p>
            </draw:text-box>
          </draw:frame>
        </draw:g>
        <draw:custom-shape draw:style-name="gr5" draw:text-style-name="P1" draw:layer="layout" svg:width="0.635cm" svg:height="1.27cm" draw:transform="rotate (-1.5707963267949) translate (5.08cm 12.0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635cm" svg:height="1.27cm" draw:transform="rotate (-1.5707963267949) translate (18.345cm 11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2">
          <draw:custom-shape draw:style-name="gr7" draw:text-style-name="P3" draw:layer="layout" svg:width="2.54cm" svg:height="1.27cm" svg:x="18.85cm" svg:y="11.7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2.232cm" svg:height="0.962cm" svg:x="19.058cm" svg:y="11.838cm">
            <draw:text-box>
              <text:p>stdout</text:p>
            </draw:text-box>
          </draw:frame>
        </draw:g>
        <draw:g draw:style-name="gr2">
          <draw:custom-shape draw:style-name="gr7" draw:text-style-name="P3" draw:layer="layout" svg:width="2.54cm" svg:height="1.27cm" svg:x="13.97cm" svg:y="7.6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2.232cm" svg:height="0.962cm" svg:x="14.178cm" svg:y="7.728cm">
            <draw:text-box>
              <text:p>stdout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1:24:25.773973049</meta:creation-date>
    <dc:date>2024-12-20T13:51:11.865612261</dc:date>
    <meta:editing-duration>PT2H16M22S</meta:editing-duration>
    <meta:editing-cycles>16</meta:editing-cycles>
    <meta:generator>LibreOffice/24.8.3.2$Linux_X86_64 LibreOffice_project/e14c9fdd1f585efcbb2c5363087a99d20928d522</meta:generator>
    <meta:document-statistic meta:object-count="174"/>
  </office:meta>
</office:document-meta>
</file>